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ontserrat" svg:font-family="Montserrat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 Slab" officeooo:rsid="000c86fa" officeooo:paragraph-rsid="000d6b9f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 Slab" fo:font-size="11pt" officeooo:rsid="000c86fa" officeooo:paragraph-rsid="000c86fa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/>
      <style:text-properties style:font-name="Roboto Slab" fo:font-size="11pt" officeooo:rsid="000c86fa" officeooo:paragraph-rsid="000c86fa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 Slab" fo:font-size="11pt" fo:font-weight="bold" officeooo:rsid="000c86fa" officeooo:paragraph-rsid="000c86fa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font-size="11pt" officeooo:paragraph-rsid="000d6b9f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style:font-name="Roboto Slab" fo:font-size="11pt" officeooo:rsid="000c86fa" officeooo:paragraph-rsid="000c86fa" style:font-size-asian="11pt" style:font-size-complex="11pt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Roboto Slab" fo:font-size="11pt" officeooo:paragraph-rsid="000f4495" style:font-size-asian="11pt" style:font-size-complex="11pt"/>
    </style:style>
    <style:style style:name="P8" style:family="paragraph" style:parent-style-name="Text_20_body">
      <style:paragraph-properties fo:margin-top="0cm" fo:margin-bottom="0cm" loext:contextual-spacing="false"/>
      <style:text-properties style:font-name="Roboto Slab" fo:font-size="11pt" officeooo:paragraph-rsid="000f4495" style:font-size-asian="11pt" style:font-size-complex="11pt"/>
    </style:style>
    <style:style style:name="P9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20%" fo:text-indent="0cm" style:auto-text-indent="false" fo:background-color="transparent"/>
      <style:text-properties style:font-name="Roboto Slab" fo:font-size="11pt" officeooo:paragraph-rsid="000f4495" style:font-size-asian="11pt" style:font-size-complex="11pt"/>
    </style:style>
    <style:style style:name="P10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Roboto Slab" fo:font-size="11pt" officeooo:paragraph-rsid="000f4495" style:font-size-asian="11pt" style:font-size-complex="11pt"/>
    </style:style>
    <style:style style:name="P11" style:family="paragraph" style:parent-style-name="Text_20_body" style:master-page-name="">
      <loext:graphic-properties draw:fill="none"/>
      <style:paragraph-properties fo:margin-left="1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Roboto Slab" fo:font-size="11pt" officeooo:paragraph-rsid="000f4495" style:font-size-asian="11pt" style:font-size-complex="11pt"/>
    </style:style>
    <style:style style:name="P12" style:family="paragraph" style:parent-style-name="Text_20_body">
      <loext:graphic-properties draw:fill="none"/>
      <style:paragraph-properties fo:margin-left="0.499cm" fo:margin-right="0cm" fo:margin-top="0cm" fo:margin-bottom="0cm" loext:contextual-spacing="false" fo:line-height="120%" fo:text-align="justify" style:justify-single-word="false" fo:text-indent="0cm" style:auto-text-indent="false" fo:background-color="transparent"/>
      <style:text-properties style:font-name="Roboto Slab" fo:font-size="11pt" style:font-size-asian="11pt" style:font-size-complex="11pt"/>
    </style:style>
    <style:style style:name="P13" style:family="paragraph" style:parent-style-name="Text_20_body" style:master-page-name="">
      <loext:graphic-properties draw:fill="none"/>
      <style:paragraph-properties fo:margin-left="0.499cm" fo:margin-right="0cm" fo:margin-top="0cm" fo:margin-bottom="0cm" loext:contextual-spacing="false" fo:line-height="120%" fo:text-indent="0cm" style:auto-text-indent="false" style:page-number="auto" fo:background-color="transparent"/>
      <style:text-properties style:font-name="Roboto Slab" fo:font-size="11pt" officeooo:paragraph-rsid="000f4495" style:font-size-asian="11pt" style:font-size-complex="11pt"/>
    </style:style>
    <style:style style:name="T1" style:family="text">
      <style:text-properties fo:font-weight="bold"/>
    </style:style>
    <style:style style:name="T2" style:family="text">
      <style:text-properties fo:font-weight="bold" officeooo:rsid="000d6b9f"/>
    </style:style>
    <style:style style:name="T3" style:family="text">
      <style:text-properties style:font-name="Roboto Slab" officeooo:rsid="000c86fa"/>
    </style:style>
    <style:style style:name="T4" style:family="text">
      <style:text-properties style:font-name="Roboto Slab" style:text-underline-style="none" fo:font-weight="bold" officeooo:rsid="000c86fa" style:font-weight-asian="bold" style:font-weight-complex="bold"/>
    </style:style>
    <style:style style:name="T5" style:family="text">
      <style:text-properties style:font-name="Roboto Slab" style:text-underline-style="none" officeooo:rsid="000c86fa"/>
    </style:style>
    <style:style style:name="T6" style:family="text">
      <style:text-properties officeooo:rsid="000d6b9f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d6b9f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FREEDOM DAY 2017 – SÃO CARLOS</text:p>
      <text:p text:style-name="P3"/>
      <text:p text:style-name="P4">MINICURSO DE ARDUINO PARA INICIANTES</text:p>
      <text:p text:style-name="P3"/>
      <text:p text:style-name="P3"><text:span text:style-name="T8">Dia:</text:span><text:span text:style-name="T7"> </text:span>Sábado, 16 de Setembro de 2017</text:p>
      <text:p text:style-name="P3"><text:span text:style-name="T8">Horário:</text:span><text:span text:style-name="T7"> </text:span>08h30 – 12h30</text:p>
      <text:p text:style-name="P3"><text:span text:style-name="T8">Local: </text:span>Instituto de Física de São Carlos, USP – Sala será divulgada posteriormente</text:p>
      <text:p text:style-name="P3"/>
      <text:p text:style-name="P5"><text:span text:style-name="T4">Oferecido por:</text:span><text:span text:style-name="T5"> </text:span><text:span text:style-name="T3">TOPUS Pesquisas Aeroespaciais</text:span></text:p>
      <text:p text:style-name="P1"><text:span text:style-name="T9"><text:tab/>O TOPUS Pesquisas Aeroespaciais é um grupo extracurricular, </text:span><text:span text:style-name="T10">formado por alunos da USP e UFSCar,</text:span><text:span text:style-name="T9"> que projeta e constrói foguetes, realiza pesquisas relacionadas ao assunto, organiza eventos sociais e participa de competições. </text:span><text:span text:style-name="T10">O grupo preza</text:span><text:span text:style-name="T9"> pela expansão do setor aeroespacial brasileiro e pelos positivos impactos sociais que podem causar na sociedade a </text:span><text:span text:style-name="T10">sua</text:span><text:span text:style-name="T9"> volta por meio d</text:span><text:span text:style-name="T10">a</text:span><text:span text:style-name="T9"> integração e distribuição d</text:span><text:span text:style-name="T10">e seus</text:span><text:span text:style-name="T9"> conhecimentos. Saiba mais em </text:span><text:a xlink:type="simple" xlink:href="http://www.topus.eesc.usp.br/" text:style-name="Internet_20_link" text:visited-style-name="Visited_20_Internet_20_Link"><text:span text:style-name="T9">http://www.topus.eesc.usp.br/</text:span></text:a><text:span text:style-name="T9">.</text:span></text:p>
      <text:p text:style-name="P3"/>
      <text:p text:style-name="P4">DETALHES DO CURSO</text:p>
      <text:p text:style-name="P3"/>
      <text:p text:style-name="P6"><text:span text:style-name="T1">Pré-requisitos? <text:s/></text:span>Não há</text:p>
      <text:p text:style-name="P7"><text:span text:style-name="T2">O</text:span><text:span text:style-name="T1"> que é arduino? <text:s/></text:span>Arduino é uma plataforma eletrônica de prototipagem, utilizada para validar conceitos teóricos ou avaliar projetos preliminares de maneira simples e com baixo custo. Sua utilização é muito comum em cursos de ciências exatas, tanto pela facilidade de manuseio da plataforma quanto pelos incríveis trabalhos que com ela podem ser executados.</text:p>
      <text:p text:style-name="P8"><text:span text:style-name="T1">Conteúdo: o que é apresentado no minicurso? </text:span><text:s/>O minicurso é dividido em duas etapas.</text:p>
      <text:p text:style-name="P13">Na primeira, os tópicos tratados são:</text:p>
      <text:p text:style-name="P10">- História e definição da plataforma Arduino;</text:p>
      <text:p text:style-name="P9">- Vantagens e aplicações;</text:p>
      <text:p text:style-name="P9">- Conceitos fundamentais de eletrônica;</text:p>
      <text:p text:style-name="P9">- Componentes eletrônicos básicos;</text:p>
      <text:p text:style-name="P9">- Introdução à programação em linguagem C;</text:p>
      <text:p text:style-name="P9">- Ambiente de programação do Arduino;</text:p>
      <text:p text:style-name="P9">- Tratamento de erros comuns.</text:p>
      <text:p text:style-name="P12">Na segunda etapa, os tópicos e conceitos apresentados até então são colocados em prática. Uma sequência de sete atividades é executada, cada uma delas explorando com detalhes o que foi aprendido na primeira etapa. De forma geral, nessa parte são desenvolvidas as seguintes competências:</text:p>
      <text:p text:style-name="P10">- Dicas de boas práticas para montagem de circuitos eletrônicos de prototipagem;</text:p>
      <text:p text:style-name="P9">- Utilização de protoboards;</text:p>
      <text:p text:style-name="P9">- Manuseio de sensores, com leitura e interpretação de dados do mundo físico;</text:p>
      <text:p text:style-name="P9">- Interação com o ambiente,através do uso de atuadores;</text:p>
      <text:p text:style-name="P9">- Verificação de erros comuns;</text:p>
      <text:p text:style-name="P9">- Trabalho em equip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ontserrat" svg:font-family="Montserrat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5:04:47.186324504</meta:creation-date>
    <meta:generator>LibreOffice/5.4.0.3$Linux_X86_64 LibreOffice_project/40m0$Build-3</meta:generator>
    <dc:date>2017-08-19T17:34:34.325675326</dc:date>
    <meta:editing-duration>PT5M1S</meta:editing-duration>
    <meta:editing-cycles>2</meta:editing-cycles>
    <meta:document-statistic meta:table-count="0" meta:image-count="0" meta:object-count="0" meta:page-count="1" meta:paragraph-count="26" meta:word-count="314" meta:character-count="2072" meta:non-whitespace-character-count="1776"/>
  </office:meta>
</office:document-meta>
</file>